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bf3b" officeooo:paragraph-rsid="000dbf3b"/>
    </style:style>
    <style:style style:name="P2" style:family="paragraph" style:parent-style-name="Standard">
      <style:paragraph-properties fo:text-align="start" style:justify-single-word="false"/>
      <style:text-properties officeooo:rsid="000dbf3b" officeooo:paragraph-rsid="000dbf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12 (Files, component, all files)</text:p>
      <text:p text:style-name="P1"/>
      <text:p text:style-name="P1"/>
      <text:p text:style-name="P1"/>
      <text:p text:style-name="P2"/>
      <text:p text:style-name="P2"/>
      <text:p text:style-name="P2"/>
      <text:p text:style-name="P2">COmponents &amp; Viewfiles:</text:p>
      <text:p text:style-name="P2"/>
      <text:p text:style-name="P2">vue te components like "Yield", mane extends thik thake yield change hoy laravel e.</text:p>
      <text:p text:style-name="P2"/>
      <text:p text:style-name="P2">Vue te yield er kaj ta kore "components" er sahajje .</text:p>
      <text:p text:style-name="P2"/>
      <text:p text:style-name="P2">.vue holo file Extension of Vue.</text:p>
      <text:p text:style-name="P2"/>
      <text:p text:style-name="P2"/>
      <text:p text:style-name="P2"/>
      <text:p text:style-name="P2"/>
      <text:p text:style-name="P2"/>
      <text:p text:style-name="P2"/>
      <text:p text:style-name="P2"><text:s text:c="8"/>import Vue from 'vue'</text:p>
      <text:p text:style-name="P2"><text:s text:c="8"/>import App from './App.vue'</text:p>
      <text:p text:style-name="P2"/>
      <text:p text:style-name="P2"><text:s text:c="8"/>Vue.config.productionTip = false</text:p>
      <text:p text:style-name="P2"/>
      <text:p text:style-name="P2"><text:s text:c="8"/>new Vue({</text:p>
      <text:p text:style-name="P2"><text:s text:c="10"/>render: h =&gt; h(App),</text:p>
      <text:p text:style-name="P2"><text:s text:c="8"/>}).$mount('#app')</text:p>
      <text:p text:style-name="P2"/>
      <text:p text:style-name="P2"/>
      <text:p text:style-name="P2"/>
      <text:p text:style-name="P2"/>
      <text:p text:style-name="P2"><text:s text:c="4"/>1. $mount('#app') =&gt; amra el:"#app" likhtam oita i aita.</text:p>
      <text:p text:style-name="P2"><text:s text:c="4"/>2. import App from './App.vue' =&gt; import holo amra onno kono file ai nidisto file a use korar jonno niye asa. eikhane <text:s text:c="3"/>App <text:s text:c="3"/>holo jekono akta name jei name ami ai file e name ta diclared korte chai. and './App.vue' holo amra jei file ta ai file kaj korate chai oi file er destination.</text:p>
      <text:p text:style-name="P2"><text:s text:c="4"/>3. <text:s/>import Vue from 'vue' =&gt; "vue" bolte eikhane bujano hoyese node_modules er vitor jei vue <text:s text:c="3"/>folder ase oita.</text:p>
      <text:p text:style-name="P2"><text:s text:c="4"/></text:p>
      <text:p text:style-name="P2"><text:s text:c="4"/>*****************************************************************************</text:p>
      <text:p text:style-name="P2"><text:s text:c="4"/></text:p>
      <text:p text:style-name="P2"><text:s text:c="4"/>Ekti components Toiri korle 3 ta div obbossoi thakbe :</text:p>
      <text:p text:style-name="P2"><text:s text:c="4"/></text:p>
      <text:p text:style-name="P2"><text:s text:c="4"/>&lt;template&gt;</text:p>
      <text:p text:style-name="P2"><text:s text:c="4"/>&lt;/template&gt;</text:p>
      <text:p text:style-name="P2"><text:s text:c="4"/></text:p>
      <text:p text:style-name="P2"><text:s text:c="4"/></text:p>
      <text:p text:style-name="P2"><text:s text:c="4"/>&lt;script&gt;</text:p>
      <text:p text:style-name="P2"><text:s text:c="4"/>&lt;/script&gt;</text:p>
      <text:p text:style-name="P2"><text:s text:c="4"/></text:p>
      <text:p text:style-name="P2"><text:s text:c="4"/>&lt;style&gt;</text:p>
      <text:p text:style-name="P2"><text:s text:c="4"/>&lt;/style&gt;</text:p>
      <text:p text:style-name="P2"><text:soft-page-break/><text:s text:c="4"/></text:p>
      <text:p text:style-name="P2"><text:s text:c="4"/>1. EKhane &lt;template&gt; er moddhe thakbe sokol HTML files.</text:p>
      <text:p text:style-name="P2"><text:s text:c="4"/>2. Ekhane &lt;script&gt; er moddhe thakbe sokol JS files.</text:p>
      <text:p text:style-name="P2"><text:s text:c="4"/>3. Ekhane &lt;style&gt; er moddhe thakbe sokol CSS files.</text:p>
      <text:p text:style-name="P2"><text:s text:c="5"/></text:p>
      <text:p text:style-name="P2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02:36:21.578723765</meta:creation-date>
    <dc:date>2020-04-19T03:10:01.160013003</dc:date>
    <meta:editing-duration>PT23M29S</meta:editing-duration>
    <meta:editing-cycles>1</meta:editing-cycles>
    <meta:document-statistic meta:table-count="0" meta:image-count="0" meta:object-count="0" meta:page-count="2" meta:paragraph-count="34" meta:word-count="184" meta:character-count="1294" meta:non-whitespace-character-count="982"/>
    <meta:generator>LibreOffice/6.0.7.3$Linux_X86_64 LibreOffice_project/00m0$Build-3</meta:generator>
  </office:meta>
</office:document-meta>
</file>